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3902" officeooo:paragraph-rsid="00233902"/>
    </style:style>
    <style:style style:name="P2" style:family="paragraph" style:parent-style-name="Standard">
      <style:text-properties officeooo:rsid="001f79fe" officeooo:paragraph-rsid="001f79fe"/>
    </style:style>
    <style:style style:name="P3" style:family="paragraph" style:parent-style-name="Standard">
      <style:paragraph-properties fo:margin-top="0.0398in" fo:margin-bottom="0.0398in" loext:contextual-spacing="false"/>
      <style:text-properties officeooo:paragraph-rsid="001f79fe"/>
    </style:style>
    <style:style style:name="P4" style:family="paragraph" style:parent-style-name="Standard">
      <style:paragraph-properties fo:margin-top="0.0398in" fo:margin-bottom="0.0398in" loext:contextual-spacing="false"/>
      <style:text-properties officeooo:rsid="001f79fe" officeooo:paragraph-rsid="001f79fe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indent="0in" style:auto-text-indent="false" fo:background-color="transparent">
        <style:tab-stops>
          <style:tab-stop style:position="7.6874in"/>
        </style:tab-stops>
      </style:paragraph-properties>
      <style:text-properties officeooo:paragraph-rsid="0023e807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indent="0in" style:auto-text-indent="false" fo:background-color="transparent">
        <style:tab-stops>
          <style:tab-stop style:position="7.6874in"/>
        </style:tab-stops>
      </style:paragraph-properties>
      <style:text-properties officeooo:paragraph-rsid="00297a76"/>
    </style:style>
    <style:style style:name="P7" style:family="paragraph" style:parent-style-name="Standard">
      <style:paragraph-properties fo:margin-top="0.0398in" fo:margin-bottom="0.0398in" loext:contextual-spacing="false"/>
      <style:text-properties officeooo:paragraph-rsid="001f79fe"/>
    </style:style>
    <style:style style:name="T1" style:family="text">
      <style:text-properties officeooo:rsid="001f79fe"/>
    </style:style>
    <style:style style:name="T2" style:family="text">
      <style:text-properties officeooo:rsid="002116d6"/>
    </style:style>
    <style:style style:name="T3" style:family="text">
      <style:text-properties style:text-underline-style="solid" style:text-underline-width="auto" style:text-underline-color="font-color" officeooo:rsid="001f79fe"/>
    </style:style>
    <style:style style:name="T4" style:family="text">
      <style:text-properties style:text-underline-style="solid" style:text-underline-width="auto" style:text-underline-color="font-color" officeooo:rsid="002116d6"/>
    </style:style>
    <style:style style:name="T5" style:family="text">
      <style:text-properties style:text-underline-style="solid" style:text-underline-width="auto" style:text-underline-color="font-color" officeooo:rsid="0024faa6"/>
    </style:style>
    <style:style style:name="T6" style:family="text">
      <style:text-properties style:text-underline-style="solid" style:text-underline-width="auto" style:text-underline-color="font-color" officeooo:rsid="0026eefe"/>
    </style:style>
    <style:style style:name="T7" style:family="text">
      <style:text-properties style:text-underline-style="solid" style:text-underline-width="auto" style:text-underline-color="font-color" officeooo:rsid="00287bf0"/>
    </style:style>
    <style:style style:name="T8" style:family="text">
      <style:text-properties style:text-underline-style="none" officeooo:rsid="001f79fe"/>
    </style:style>
    <style:style style:name="T9" style:family="text">
      <style:text-properties style:text-underline-style="none" officeooo:rsid="002116d6"/>
    </style:style>
    <style:style style:name="T10" style:family="text">
      <style:text-properties style:text-underline-style="none" officeooo:rsid="00287bf0"/>
    </style:style>
    <style:style style:name="T11" style:family="text">
      <style:text-properties style:text-underline-style="none" officeooo:rsid="0024faa6"/>
    </style:style>
    <style:style style:name="T12" style:family="text">
      <style:text-properties fo:font-weight="bold" officeooo:rsid="001f79fe" style:font-weight-asian="bold" style:font-weight-complex="bold"/>
    </style:style>
    <style:style style:name="T13" style:family="text">
      <style:text-properties fo:font-weight="bold" officeooo:rsid="002116d6" style:font-weight-asian="bold" style:font-weight-complex="bold"/>
    </style:style>
    <style:style style:name="T14" style:family="text">
      <style:text-properties fo:font-weight="bold" officeooo:rsid="00297a76" style:font-weight-asian="bold" style:font-weight-complex="bold"/>
    </style:style>
    <style:style style:name="T15" style:family="text">
      <style:text-properties officeooo:rsid="0023e807"/>
    </style:style>
    <style:style style:name="T16" style:family="text">
      <style:text-properties officeooo:rsid="0024faa6"/>
    </style:style>
    <style:style style:name="T17" style:family="text">
      <style:text-properties officeooo:rsid="00280b72"/>
    </style:style>
    <style:style style:name="T18" style:family="text">
      <style:text-properties officeooo:rsid="00287bf0"/>
    </style:style>
    <style:style style:name="T19" style:family="text">
      <style:text-properties officeooo:rsid="00297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al Schemas</text:p>
      <text:p text:style-name="P2">Randomly Assigned 6</text:p>
      <text:p text:style-name="P1">11-2<text:span text:style-name="T17">6</text:span>-20</text:p>
      <text:p text:style-name="P1"/>
      <text:p text:style-name="P1">* <text:span text:style-name="T15">indicates foreign key</text:span></text:p>
      <text:p text:style-name="P1"/>
      <text:p text:style-name="P3"><text:span text:style-name="T12">User </text:span><text:span text:style-name="T1">(</text:span><text:span text:style-name="T3">accountId</text:span><text:span text:style-name="T1">, name, pass)</text:span></text:p>
      <text:p text:style-name="P5"><text:span text:style-name="T12">Edible </text:span><text:span text:style-name="T1">(</text:span><text:span text:style-name="T3">edibleName</text:span><text:span text:style-name="T1">, amountServing, calsServing, gramsFat, gramsProtein, gramsCarbs, units, edibleType)</text:span></text:p>
      <text:p text:style-name="P6"><text:span text:style-name="T13">Exercise </text:span><text:span text:style-name="T2">(</text:span><text:span text:style-name="T4">exerciseName</text:span><text:span text:style-name="T2">, type, calsMinute)</text:span></text:p>
      <text:p text:style-name="P6"><text:span text:style-name="T13">Chemical </text:span><text:span text:style-name="T2">(</text:span><text:span text:style-name="T4">chemName</text:span><text:span text:style-name="T2">, daily)</text:span></text:p>
      <text:p text:style-name="P6"><text:span text:style-name="T13">W</text:span><text:span text:style-name="T14">orkout</text:span><text:span text:style-name="T13"> </text:span><text:span text:style-name="T2">(</text:span><text:span text:style-name="T4">accountId*</text:span><text:span text:style-name="T2">, </text:span><text:span text:style-name="T4">date</text:span><text:span text:style-name="T7">Time</text:span><text:span text:style-name="T2">, length, </text:span><text:span text:style-name="T4">exerciseName*</text:span><text:span text:style-name="T9">, </text:span><text:span text:style-name="T11">intensity</text:span><text:span text:style-name="T2">)</text:span></text:p>
      <text:p text:style-name="P5"><text:span text:style-name="T12">Weighs </text:span><text:span text:style-name="T1">(</text:span><text:span text:style-name="T3">accountId*</text:span><text:span text:style-name="T1">, </text:span><text:span text:style-name="T3">date</text:span><text:span text:style-name="T7">Time</text:span><text:span text:style-name="T1">, p</text:span><text:span text:style-name="T8">ounds</text:span><text:span text:style-name="T1">)</text:span></text:p>
      <text:p text:style-name="P3"><text:span text:style-name="T12">Eat </text:span><text:span text:style-name="T1">(</text:span><text:span text:style-name="T3">accountId*</text:span><text:span text:style-name="T1">, </text:span><text:span text:style-name="T3">date</text:span><text:span text:style-name="T7">Time</text:span><text:span text:style-name="T1">, amount, </text:span><text:span text:style-name="T3">edibleName*</text:span><text:span text:style-name="T1">)</text:span></text:p>
      <text:p text:style-name="P3"><text:span text:style-name="T12">Contains </text:span><text:span text:style-name="T1">(</text:span><text:span text:style-name="T4">edibleName*</text:span><text:span text:style-name="T2">, </text:span><text:span text:style-name="T4">chemName*</text:span><text:span text:style-name="T2">, amountChem)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16:11:53.592000000</meta:creation-date>
    <dc:date>2020-11-26T13:34:22.920000000</dc:date>
    <meta:editing-duration>PT1H55M8S</meta:editing-duration>
    <meta:editing-cycles>10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2" meta:word-count="49" meta:character-count="458" meta:non-whitespace-character-count="421"/>
  </office:meta>
</office:document-meta>
</file>